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695cm" table:align="left"/>
    </style:style>
    <style:style style:name="Tableau1.A" style:family="table-column">
      <style:table-column-properties style:column-width="1.191cm"/>
    </style:style>
    <style:style style:name="Tableau1.B" style:family="table-column">
      <style:table-column-properties style:column-width="2.619cm"/>
    </style:style>
    <style:style style:name="Tableau1.C" style:family="table-column">
      <style:table-column-properties style:column-width="3.281cm"/>
    </style:style>
    <style:style style:name="Tableau1.D" style:family="table-column">
      <style:table-column-properties style:column-width="3.307cm"/>
    </style:style>
    <style:style style:name="Tableau1.E" style:family="table-column">
      <style:table-column-properties style:column-width="2.99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4d39" officeooo:paragraph-rsid="00154d39"/>
    </style:style>
    <style:style style:name="P2" style:family="paragraph" style:parent-style-name="Text_20_body">
      <style:text-properties officeooo:paragraph-rsid="00154d39"/>
    </style:style>
    <style:style style:name="P3" style:family="paragraph" style:parent-style-name="Text_20_body">
      <style:text-properties officeooo:rsid="0016eae1" officeooo:paragraph-rsid="0016eae1"/>
    </style:style>
    <style:style style:name="P4" style:family="paragraph" style:parent-style-name="Text_20_body">
      <style:text-properties officeooo:rsid="001e6dbb" officeooo:paragraph-rsid="0021d122"/>
    </style:style>
    <style:style style:name="P5" style:family="paragraph" style:parent-style-name="Text_20_body">
      <style:text-properties officeooo:rsid="0020a52e" officeooo:paragraph-rsid="0020a52e"/>
    </style:style>
    <style:style style:name="P6" style:family="paragraph" style:parent-style-name="Text_20_body">
      <style:text-properties officeooo:rsid="00295cd1" officeooo:paragraph-rsid="00295cd1"/>
    </style:style>
    <style:style style:name="P7" style:family="paragraph" style:parent-style-name="Text_20_body">
      <style:text-properties officeooo:rsid="002a09e9" officeooo:paragraph-rsid="002a09e9"/>
    </style:style>
    <style:style style:name="P8" style:family="paragraph" style:parent-style-name="Text_20_body">
      <style:text-properties style:text-position="0% 100%" fo:font-style="italic" officeooo:rsid="00162cc1" officeooo:paragraph-rsid="00162cc1" style:font-style-asian="italic" style:font-style-complex="italic"/>
    </style:style>
    <style:style style:name="P9" style:family="paragraph" style:parent-style-name="Text_20_body">
      <style:text-properties style:text-position="0% 100%" officeooo:rsid="0021d133" officeooo:paragraph-rsid="0021d133"/>
    </style:style>
    <style:style style:name="P10" style:family="paragraph" style:parent-style-name="Text_20_body">
      <style:text-properties style:text-position="0% 100%" officeooo:rsid="00295cd1" officeooo:paragraph-rsid="00295cd1"/>
    </style:style>
    <style:style style:name="P11" style:family="paragraph" style:parent-style-name="Text_20_body">
      <style:text-properties style:text-position="0% 100%" officeooo:rsid="002a09e9" officeooo:paragraph-rsid="002a09e9"/>
    </style:style>
    <style:style style:name="P12" style:family="paragraph" style:parent-style-name="Text_20_body">
      <style:text-properties officeooo:paragraph-rsid="002d500f"/>
    </style:style>
    <style:style style:name="P13" style:family="paragraph" style:parent-style-name="Title">
      <style:text-properties officeooo:rsid="00154d39" officeooo:paragraph-rsid="00154d39"/>
    </style:style>
    <style:style style:name="P14" style:family="paragraph" style:parent-style-name="Subtitle">
      <style:text-properties officeooo:rsid="00154d39" officeooo:paragraph-rsid="00154d39"/>
    </style:style>
    <style:style style:name="P15" style:family="paragraph" style:parent-style-name="Table_20_Contents">
      <style:paragraph-properties fo:text-align="center" style:justify-single-word="false"/>
      <style:text-properties officeooo:rsid="002a09e9" officeooo:paragraph-rsid="002a09e9"/>
    </style:style>
    <style:style style:name="P16" style:family="paragraph" style:parent-style-name="Text_20_body" style:list-style-name="L1">
      <style:text-properties officeooo:paragraph-rsid="00162cc1"/>
    </style:style>
    <style:style style:name="P17" style:family="paragraph" style:parent-style-name="Text_20_body" style:list-style-name="L1">
      <style:text-properties fo:font-style="normal" officeooo:rsid="0016eae1" officeooo:paragraph-rsid="0016eae1" style:font-style-asian="normal" style:font-style-complex="normal"/>
    </style:style>
    <style:style style:name="P18" style:family="paragraph" style:parent-style-name="Text_20_body" style:list-style-name="L1">
      <style:text-properties fo:font-style="normal" officeooo:rsid="0017b6cb" officeooo:paragraph-rsid="0017b6cb" style:font-style-asian="normal" style:font-style-complex="normal"/>
    </style:style>
    <style:style style:name="P19" style:family="paragraph" style:parent-style-name="Text_20_body" style:list-style-name="L1">
      <style:text-properties style:text-position="0% 100%" fo:font-style="normal" officeooo:rsid="0017b6cb" officeooo:paragraph-rsid="0017b6cb" style:font-style-asian="normal" style:font-style-complex="normal"/>
    </style:style>
    <style:style style:name="P20" style:family="paragraph" style:parent-style-name="Text_20_body" style:list-style-name="L1">
      <style:text-properties style:text-position="0% 100%" fo:font-style="normal" officeooo:rsid="00195af5" officeooo:paragraph-rsid="00195af5" style:font-style-asian="normal" style:font-style-complex="normal"/>
    </style:style>
    <style:style style:name="P21" style:family="paragraph" style:parent-style-name="Text_20_body" style:list-style-name="L1">
      <style:text-properties style:text-position="0% 100%" fo:font-style="normal" officeooo:rsid="001ae313" officeooo:paragraph-rsid="001c8c7a" style:font-style-asian="normal" style:font-style-complex="normal"/>
    </style:style>
    <style:style style:name="P22" style:family="paragraph" style:parent-style-name="Text_20_body" style:list-style-name="L1">
      <style:text-properties style:text-position="0% 100%" fo:font-style="normal" officeooo:rsid="0026f4dc" officeooo:paragraph-rsid="0026f4dc" style:font-style-asian="normal" style:font-style-complex="normal"/>
    </style:style>
    <style:style style:name="P23" style:family="paragraph" style:parent-style-name="Text_20_body" style:list-style-name="L2">
      <style:text-properties officeooo:rsid="00201af6" officeooo:paragraph-rsid="00201af6"/>
    </style:style>
    <style:style style:name="P24" style:family="paragraph" style:parent-style-name="Text_20_body" style:list-style-name="L2">
      <style:text-properties officeooo:rsid="0021d133" officeooo:paragraph-rsid="0021d133"/>
    </style:style>
    <style:style style:name="P25" style:family="paragraph" style:parent-style-name="Text_20_body" style:list-style-name="L2">
      <style:text-properties officeooo:rsid="0020a52e" officeooo:paragraph-rsid="0020a52e"/>
    </style:style>
    <style:style style:name="P26" style:family="paragraph" style:parent-style-name="Text_20_body">
      <style:text-properties officeooo:rsid="002eda62" officeooo:paragraph-rsid="002eda62"/>
    </style:style>
    <style:style style:name="P27" style:family="paragraph" style:parent-style-name="Text_20_body">
      <style:text-properties officeooo:rsid="002f5bee" officeooo:paragraph-rsid="002f5bee"/>
    </style:style>
    <style:style style:name="P28" style:family="paragraph" style:parent-style-name="Text_20_body">
      <style:text-properties officeooo:rsid="0030d2c3" officeooo:paragraph-rsid="0030d2c3"/>
    </style:style>
    <style:style style:name="P29" style:family="paragraph" style:parent-style-name="Text_20_body">
      <style:text-properties officeooo:rsid="0032f9df" officeooo:paragraph-rsid="0032f9df"/>
    </style:style>
    <style:style style:name="P30" style:family="paragraph" style:parent-style-name="Text_20_body">
      <style:text-properties officeooo:rsid="00346421" officeooo:paragraph-rsid="00346421"/>
    </style:style>
    <style:style style:name="P31" style:family="paragraph" style:parent-style-name="Heading_20_1">
      <style:text-properties officeooo:rsid="00154d39" officeooo:paragraph-rsid="00154d39"/>
    </style:style>
    <style:style style:name="P32" style:family="paragraph" style:parent-style-name="Heading_20_2">
      <style:text-properties officeooo:rsid="00154d39" officeooo:paragraph-rsid="00154d39"/>
    </style:style>
    <style:style style:name="P33" style:family="paragraph" style:parent-style-name="Heading_20_2">
      <style:paragraph-properties fo:break-before="page"/>
      <style:text-properties officeooo:rsid="002d500f" officeooo:paragraph-rsid="002d500f"/>
    </style:style>
    <style:style style:name="P34" style:family="paragraph" style:parent-style-name="Heading_20_3" style:list-style-name="">
      <style:text-properties officeooo:paragraph-rsid="0016eae1"/>
    </style:style>
    <style:style style:name="P35" style:family="paragraph" style:parent-style-name="Heading_20_3">
      <style:text-properties officeooo:rsid="0016eae1" officeooo:paragraph-rsid="0016eae1"/>
    </style:style>
    <style:style style:name="P36" style:family="paragraph" style:parent-style-name="Heading_20_3">
      <style:text-properties officeooo:paragraph-rsid="002d500f"/>
    </style:style>
    <style:style style:name="P37" style:family="paragraph" style:parent-style-name="Heading_20_3">
      <style:text-properties officeooo:rsid="002d500f" officeooo:paragraph-rsid="002d500f"/>
    </style:style>
    <style:style style:name="P38" style:family="paragraph" style:parent-style-name="Heading_20_3">
      <style:paragraph-properties fo:break-before="page"/>
      <style:text-properties officeooo:rsid="0016eae1" officeooo:paragraph-rsid="0016eae1"/>
    </style:style>
    <style:style style:name="T1" style:family="text">
      <style:text-properties officeooo:rsid="00162cc1"/>
    </style:style>
    <style:style style:name="T2" style:family="text">
      <style:text-properties fo:font-style="italic" officeooo:rsid="00162cc1" style:font-style-asian="italic" style:font-style-complex="italic"/>
    </style:style>
    <style:style style:name="T3" style:family="text">
      <style:text-properties style:text-position="sub 58%"/>
    </style:style>
    <style:style style:name="T4" style:family="text">
      <style:text-properties style:text-position="sub 58%" fo:font-style="italic" officeooo:rsid="00162cc1" style:font-style-asian="italic" style:font-style-complex="italic"/>
    </style:style>
    <style:style style:name="T5" style:family="text">
      <style:text-properties style:text-position="sub 58%" officeooo:rsid="00195af5"/>
    </style:style>
    <style:style style:name="T6" style:family="text">
      <style:text-properties style:text-position="sub 58%" fo:font-style="normal" style:font-style-asian="normal" style:font-style-complex="normal"/>
    </style:style>
    <style:style style:name="T7" style:family="text">
      <style:text-properties style:text-position="sub 58%" fo:font-style="normal" officeooo:rsid="0017b6cb" style:font-style-asian="normal" style:font-style-complex="normal"/>
    </style:style>
    <style:style style:name="T8" style:family="text">
      <style:text-properties style:text-position="sub 58%" officeooo:rsid="002703d0"/>
    </style:style>
    <style:style style:name="T9" style:family="text">
      <style:text-properties style:text-position="0% 100%"/>
    </style:style>
    <style:style style:name="T10" style:family="text">
      <style:text-properties style:text-position="0% 100%" fo:font-style="italic" officeooo:rsid="00162cc1" style:font-style-asian="italic" style:font-style-complex="italic"/>
    </style:style>
    <style:style style:name="T11" style:family="text">
      <style:text-properties style:text-position="0% 100%" officeooo:rsid="0017b6cb"/>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17b6cb" style:font-style-asian="normal" style:font-style-complex="normal"/>
    </style:style>
    <style:style style:name="T14" style:family="text">
      <style:text-properties style:text-position="0% 100%" officeooo:rsid="002acd3c"/>
    </style:style>
    <style:style style:name="T15" style:family="text">
      <style:text-properties officeooo:rsid="00195af5"/>
    </style:style>
    <style:style style:name="T16" style:family="text">
      <style:text-properties officeooo:rsid="001ae313"/>
    </style:style>
    <style:style style:name="T17" style:family="text">
      <style:text-properties officeooo:rsid="001dfddf"/>
    </style:style>
    <style:style style:name="T18" style:family="text">
      <style:text-properties style:font-name="Liberation Serif1" officeooo:rsid="001dfddf" style:font-name-asian="Liberation Serif1" style:font-name-complex="Liberation Serif1"/>
    </style:style>
    <style:style style:name="T19" style:family="text">
      <style:text-properties officeooo:rsid="0021d122"/>
    </style:style>
    <style:style style:name="T20" style:family="text">
      <style:text-properties officeooo:rsid="0021d133"/>
    </style:style>
    <style:style style:name="T21" style:family="text">
      <style:text-properties officeooo:rsid="00269006"/>
    </style:style>
    <style:style style:name="T22" style:family="text">
      <style:text-properties officeooo:rsid="0026f4dc"/>
    </style:style>
    <style:style style:name="T23" style:family="text">
      <style:text-properties officeooo:rsid="002b804c"/>
    </style:style>
    <style:style style:name="T24" style:family="text">
      <style:text-properties officeooo:rsid="002d500f"/>
    </style:style>
    <style:style style:name="T25" style:family="text">
      <style:text-properties officeooo:rsid="0030d2c3"/>
    </style:style>
    <style:style style:name="T26" style:family="text">
      <style:text-properties officeooo:rsid="00346421"/>
    </style:style>
    <style:style style:name="T27" style:family="text">
      <style:text-properties officeooo:rsid="0036598c"/>
    </style:style>
    <style:style style:name="T28" style:family="text">
      <style:text-properties officeooo:rsid="003808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t TP – 19-20</text:p>
      <text:p text:style-name="P14">Initiation à l’ordonnancement</text:p>
      <text:p text:style-name="P1"/>
      <text:h text:style-name="P31" text:outline-level="1">Exercice n°2 :</text:h>
      <text:p text:style-name="P2"/>
      <text:h text:style-name="P32" text:outline-level="2">Question n°1 :</text:h>
      <text:p text:style-name="P2"/>
      <text:h text:style-name="Heading_20_3" text:outline-level="3">Méthode proposée :</text:h>
      <text:p text:style-name="P3">Soient Md<text:span text:style-name="T3">1</text:span> la date de fin de la première machine et Md<text:span text:style-name="T3">2</text:span><text:span text:style-name="T9"> la date de fin de la deuxième machine</text:span>.</text:p>
      <text:list xml:id="list2232276044" text:style-name="L1">
        <text:list-item>
          <text:p text:style-name="P16"><text:span text:style-name="T1">On commence par trier les tâches dans l’ordre croissant sur la date de fin au plus tard </text:span><text:span text:style-name="T2">d</text:span><text:span text:style-name="T4">i</text:span><text:span text:style-name="T10">.</text:span></text:p>
        </text:list-item>
        <text:list-item>
          <text:p text:style-name="P17"><text:span text:style-name="T9">On place ensuite alternativement les tâches en suivant l’ordre, entre les machines 1 et 2 de la manière suivante, </text:span><text:span text:style-name="T11">avec i l’indice de la tâche qui est en train d’être placée</text:span><text:span text:style-name="T9"> :</text:span></text:p>
          <text:list>
            <text:list-item>
              <text:p text:style-name="P18"><text:span text:style-name="T9">Si p</text:span><text:span text:style-name="T3">i</text:span><text:span text:style-name="T9"> + Md</text:span><text:span text:style-name="T3">1</text:span><text:span text:style-name="T9"> &lt; Md</text:span><text:span text:style-name="T3">2</text:span></text:p>
              <text:list>
                <text:list-item>
                  <text:p text:style-name="P19">alors il faut <text:span text:style-name="T15">placer la tâche t</text:span><text:span text:style-name="T5">i</text:span><text:span text:style-name="T15"> sur la machine 1.</text:span></text:p>
                </text:list-item>
              </text:list>
            </text:list-item>
            <text:list-item>
              <text:p text:style-name="P20">S<text:span text:style-name="T23">inon, s</text:span>i p<text:span text:style-name="T3">i</text:span> + Md<text:span text:style-name="T3">2</text:span> &lt; Md<text:span text:style-name="T3">1</text:span></text:p>
              <text:list>
                <text:list-item>
                  <text:p text:style-name="P20">alors il faut placer la tâche t<text:span text:style-name="T3">i</text:span> sur la machine 2.</text:p>
                </text:list-item>
              </text:list>
            </text:list-item>
            <text:list-item>
              <text:p text:style-name="P21">Sinon, </text:p>
              <text:list>
                <text:list-item>
                  <text:p text:style-name="P22">Si on a <text:span text:style-name="T16">Md</text:span><text:span text:style-name="T3">k</text:span><text:span text:style-name="T16"> &lt; Md</text:span><text:span text:style-name="T3">l</text:span><text:span text:style-name="T16"><text:tab/>(avec </text:span>k<text:span text:style-name="T16"> </text:span><text:span text:style-name="T18">≠</text:span><text:span text:style-name="T17"> </text:span>l<text:span text:style-name="T17">)</text:span></text:p>
                  <text:list>
                    <text:list-item>
                      <text:p text:style-name="P21">placer la tâche t<text:span text:style-name="T3">i</text:span> sur la machine <text:span text:style-name="T22">k</text:span>.</text:p>
                    </text:list-item>
                  </text:list>
                </text:list-item>
                <text:list-item>
                  <text:p text:style-name="P22">Si on a Md<text:span text:style-name="T3">k</text:span> = Md<text:span text:style-name="T3">l</text:span><text:span text:style-name="T16"><text:tab/>(avec </text:span>k<text:span text:style-name="T16"> </text:span><text:span text:style-name="T18">≠</text:span><text:span text:style-name="T17"> </text:span>l<text:span text:style-name="T17">)</text:span></text:p>
                  <text:list>
                    <text:list-item>
                      <text:p text:style-name="P22">placer la tâche t<text:span text:style-name="T3">i</text:span> sur la machine telle que k est l’indice le plus petit. (Donc la première machine pour m = 2)</text:p>
                    </text:list-item>
                  </text:list>
                </text:list-item>
              </text:list>
            </text:list-item>
          </text:list>
        </text:list-item>
      </text:list>
      <text:p text:style-name="P8"/>
      <text:h text:style-name="P34" text:outline-level="3"/>
      <text:h text:style-name="P38" text:outline-level="3">Explication :</text:h>
      <text:p text:style-name="P4">La méthode proposée semble intéressante puisqu’<text:span text:style-name="T20">elle cherche à réduire le retard en plaçant les tâches les plus critiques en premier via le tri sur l’ordre croissant des d</text:span><text:span text:style-name="T8">i</text:span><text:span text:style-name="T20">, tout en essayant d’utiliser au mieux les deux machines misent à disposition, en alternant entre M1 et M2.</text:span></text:p>
      <text:p text:style-name="P4"><text:span text:style-name="T19">De plus, elle</text:span> respecte les trois propriétés indiquées à la fin du sujet :</text:p>
      <text:list xml:id="list1099971807" text:style-name="L2">
        <text:list-item>
          <text:p text:style-name="P23">Propriété n°1 :</text:p>
          <text:list>
            <text:list-item>
              <text:p text:style-name="P24">La propriété n°1 est respectée grâce aux règles qui indiquent que lorsqu’on place une tâche et que, on a <text:span text:style-name="T13">p</text:span><text:span text:style-name="T7">i</text:span><text:span text:style-name="T13"> + Md</text:span><text:span text:style-name="T7">1</text:span><text:span text:style-name="T13"> &lt; Md</text:span><text:span text:style-name="T7">2</text:span><text:span text:style-name="T13"> </text:span><text:span text:style-name="T12">ou </text:span><text:span text:style-name="T13">p</text:span><text:span text:style-name="T7">i</text:span><text:span text:style-name="T13"> + Md</text:span><text:span text:style-name="T6">2</text:span><text:span text:style-name="T13"> &lt; Md</text:span><text:span text:style-name="T6">1</text:span><text:span text:style-name="T12">, il faut utiliser M1 ou M2. (respectivement)</text:span></text:p>
            </text:list-item>
          </text:list>
        </text:list-item>
        <text:list-item>
          <text:p text:style-name="P25">Propriété n°2 :</text:p>
          <text:list>
            <text:list-item>
              <text:p text:style-name="P24">La propriété n°2 est respectée, puisqu’on cherche à trier les tâches par ordre croissant de la date de fin avant retard d<text:span text:style-name="T3">i</text:span><text:span text:style-name="T9">.</text:span></text:p>
            </text:list-item>
          </text:list>
        </text:list-item>
      </text:list>
      <text:p text:style-name="P9"/>
      <text:list xml:id="list120449598081184" text:continue-numbering="true" text:style-name="L2">
        <text:list-item>
          <text:p text:style-name="P25">Propriété n°3 :</text:p>
          <text:list>
            <text:list-item>
              <text:p text:style-name="P24">La propriété n°3 est <text:span text:style-name="T21">respectée, puisque comme on trie les tâches, on peut les numéroter, et on est sûr que la première sera placée sur la première machine, puisqu’il s’agit d’une des règles de l’algorithme.</text:span></text:p>
            </text:list-item>
          </text:list>
        </text:list-item>
      </text:list>
      <text:p text:style-name="P5"/>
      <text:h text:style-name="P35" text:outline-level="3">Contre-exemple :</text:h>
      <text:p text:style-name="P6">L’algorithme proposé n’est pas optimal dans le cas où on a plusieurs petites tâches et une grande tâche, de telle sorte que la plus grande n’est pas la première ni la troisième dans l’ordre croissant des d<text:span text:style-name="T3">i</text:span><text:span text:style-name="T9">. Par exemple, dans le cas où on a un ensemble de tâche comme suit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table-row>
          <table:table-cell table:style-name="Tableau1.A1" office:value-type="string">
            <text:p text:style-name="P15">j</text:p>
          </table:table-cell>
          <table:table-cell table:style-name="Tableau1.A1" office:value-type="string">
            <text:p text:style-name="P15">T1</text:p>
          </table:table-cell>
          <table:table-cell table:style-name="Tableau1.A1" office:value-type="string">
            <text:p text:style-name="P15">T2</text:p>
          </table:table-cell>
          <table:table-cell table:style-name="Tableau1.A1" office:value-type="string">
            <text:p text:style-name="P15">T3</text:p>
          </table:table-cell>
          <table:table-cell table:style-name="Tableau1.A1" office:value-type="string">
            <text:p text:style-name="P15">T4</text:p>
          </table:table-cell>
          <table:table-cell table:style-name="Tableau1.F1" office:value-type="string">
            <text:p text:style-name="P15">T5</text:p>
          </table:table-cell>
        </table:table-row>
        <table:table-row>
          <table:table-cell table:style-name="Tableau1.A2" office:value-type="string">
            <text:p text:style-name="P15">p<text:span text:style-name="T3">j</text:span></text:p>
          </table:table-cell>
          <table:table-cell table:style-name="Tableau1.A2" office:value-type="string">
            <text:p text:style-name="P15">1</text:p>
          </table:table-cell>
          <table:table-cell table:style-name="Tableau1.A2" office:value-type="string">
            <text:p text:style-name="P15">1</text:p>
          </table:table-cell>
          <table:table-cell table:style-name="Tableau1.A2" office:value-type="string">
            <text:p text:style-name="P15">4</text:p>
          </table:table-cell>
          <table:table-cell table:style-name="Tableau1.A2" office:value-type="string">
            <text:p text:style-name="P15">1</text:p>
          </table:table-cell>
          <table:table-cell table:style-name="Tableau1.F2" office:value-type="string">
            <text:p text:style-name="P15">1</text:p>
          </table:table-cell>
        </table:table-row>
        <table:table-row>
          <table:table-cell table:style-name="Tableau1.A2" office:value-type="string">
            <text:p text:style-name="P15">d<text:span text:style-name="T3">j</text:span></text:p>
          </table:table-cell>
          <table:table-cell table:style-name="Tableau1.A2" office:value-type="string">
            <text:p text:style-name="P15">1</text:p>
          </table:table-cell>
          <table:table-cell table:style-name="Tableau1.A2" office:value-type="string">
            <text:p text:style-name="P15">2</text:p>
          </table:table-cell>
          <table:table-cell table:style-name="Tableau1.A2" office:value-type="string">
            <text:p text:style-name="P15">4</text:p>
          </table:table-cell>
          <table:table-cell table:style-name="Tableau1.A2" office:value-type="string">
            <text:p text:style-name="P15">5</text:p>
          </table:table-cell>
          <table:table-cell table:style-name="Tableau1.F2" office:value-type="string">
            <text:p text:style-name="P15">6</text:p>
          </table:table-cell>
        </table:table-row>
      </table:table>
      <text:p text:style-name="P10"/>
      <text:p text:style-name="P11">On sait que l’ordre optimal est le suivant :</text:p>
      <text:p text:style-name="P11">M1 → T4</text:p>
      <text:p text:style-name="P11">M2 → T1, T2, T4, T5</text:p>
      <text:p text:style-name="P11">avec un retard maximal à 0.</text:p>
      <text:p text:style-name="P11">Or lorsqu’on souhaite appliquer l’algorithme, on retrouve l’ordre suivant :</text:p>
      <text:p text:style-name="P11">M1 → T1, T4</text:p>
      <text:p text:style-name="P7"><text:span text:style-name="T9">M2 → T2, T3, T</text:span><text:span text:style-name="T14">5</text:span></text:p>
      <text:p text:style-name="P11">avec un retard maximal à 1 pour la tâche T4.</text:p>
      <text:h text:style-name="P33" text:outline-level="2">Question n°2 :</text:h>
      <text:p text:style-name="P12"/>
      <text:h text:style-name="P36" text:outline-level="3"><text:span text:style-name="T24">a.</text:span></text:h>
      <text:p text:style-name="P26">Développement de l’arbre en énumérant les solutions possibles <text:span text:style-name="T26">en commençant par l’ensemble vide pour chaque machine.</text:span></text:p>
      <text:h text:style-name="P37" text:outline-level="3">b.</text:h>
      <text:p text:style-name="P27">Pour un nœud donné, on calcule le plus petit Tmax de ces enfants et on le développe. (<text:span text:style-name="T27">on les développe tous</text:span> s’<text:span text:style-name="T25">il y</text:span> en a plusieurs <text:span text:style-name="T28">avec le même Tmax</text:span>)</text:p>
      <text:h text:style-name="P37" text:outline-level="3">c.</text:h>
      <text:p text:style-name="P28">Propriété n°1 :</text:p>
      <text:p text:style-name="P30">Cette propriété nous permet d’élaguer l’arbre dans le cas où la tâche de fin d’une machine commence avant la tâche de fin de l’autre machine, puisque ce cas ne respecte pas la propriété d’une solution optimale du problème.</text:p>
      <text:p text:style-name="P28"/>
      <text:p text:style-name="P28">Propriété n°2 :</text:p>
      <text:p text:style-name="P29">Cette propriété nous permet d’élaguer le cas dans lequel l’ordonnancement d’une machine ne suit pas l’ordre croissant des dates d<text:span text:style-name="T3">i</text:span><text:span text:style-name="T9">. Par exemple, si on a :</text:span></text:p>
      <text:p text:style-name="P29"><text:span text:style-name="T9">M1 → T1, T2 <text:s/>avec T1 qui possède un d</text:span><text:span text:style-name="T3">1</text:span><text:span text:style-name="T9"> &gt; d</text:span><text:span text:style-name="T3">2</text:span><text:span text:style-name="T9">, on peut élaguer l’arbre en évitant de développer le nœud puisque cette ordre est optimal pour l’ensemble des tâches pour cette machine.</text:span></text:p>
      <text:p text:style-name="P29"><text:span text:style-name="T9">M2 → ….</text:span></text:p>
      <text:p text:style-name="P28"/>
      <text:p text:style-name="P28">Propriété n°3 : </text:p>
      <text:p text:style-name="P28">Cette propriété nous permet d’élaguer l’arbre lorsqu’il y a une symétrie, cependant, cela nécessite de garder l’arbre en mémoire ce qui n’est pas rentable. </text:p>
      <text:p text:style-name="P28">Il peut cependant être intéressant d’élaguer l’arbre lors du premier développement, et empêcher ainsi le développement de la branche du type : <text:s/>M1 → Vide <text:s/>et M2 → Une tâ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7:58:24.955408733</meta:creation-date>
    <dc:date>2020-02-12T12:01:07.454259860</dc:date>
    <meta:editing-duration>PT2H39M43S</meta:editing-duration>
    <meta:editing-cycles>33</meta:editing-cycles>
    <meta:generator>LibreOffice/6.1.5.2$Linux_X86_64 LibreOffice_project/10$Build-2</meta:generator>
    <meta:document-statistic meta:table-count="1" meta:image-count="0" meta:object-count="0" meta:page-count="3" meta:paragraph-count="69" meta:word-count="695" meta:character-count="3522" meta:non-whitespace-character-count="2906"/>
  </office:meta>
</office:document-meta>
</file>